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cm"/>
    </style:style>
    <style:style style:name="gr5" style:family="graphic" style:parent-style-name="standard">
      <style:graphic-properties draw:stroke="none" svg:stroke-color="#808080" draw:fill="none" draw:fill-color="#729fcf" draw:textarea-horizontal-align="left" draw:auto-grow-height="true" draw:auto-grow-width="false" fo:min-height="3.75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98cm"/>
    </style:style>
    <style:style style:name="gr8" style:family="graphic" style:parent-style-name="standard">
      <style:graphic-properties draw:stroke="none" svg:stroke-color="#004586" draw:fill="none" draw:fill-color="#729fcf" draw:textarea-horizontal-align="left" draw:auto-grow-height="true" draw:auto-grow-width="false" fo:min-height="3.75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429cm" fo:min-width="2.5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color="#666666"/>
    </style:style>
    <style:style style:name="P4" style:family="paragraph">
      <style:text-properties fo:color="#666666" fo:font-size="20pt" fo:font-style="italic" style:font-size-asian="20pt" style:font-style-asian="italic" style:font-size-complex="20pt" style:font-style-complex="italic"/>
    </style:style>
    <style:style style:name="P5" style:family="paragraph">
      <style:text-properties fo:color="#729fcf"/>
    </style:style>
    <style:style style:name="P6" style:family="paragraph">
      <style:text-properties fo:color="#729fcf" fo:font-size="100pt" fo:text-shadow="1pt 1pt" fo:font-weight="bold" style:font-size-asian="100pt" style:font-size-complex="100pt"/>
    </style:style>
    <style:style style:name="P7" style:family="paragraph">
      <style:text-properties fo:color="#999999"/>
    </style:style>
    <style:style style:name="P8" style:family="paragraph">
      <style:text-properties fo:color="#999999" fo:font-size="100pt" fo:text-shadow="1pt 1pt" fo:font-weight="bold" style:font-size-asian="100pt" style:font-size-complex="100pt"/>
    </style:style>
    <style:style style:name="P9" style:family="paragraph">
      <style:paragraph-properties fo:text-align="center"/>
      <style:text-properties fo:color="#729fcf"/>
    </style:style>
    <style:style style:name="P10" style:family="paragraph">
      <style:text-properties fo:color="#729fcf" fo:font-size="20pt" fo:font-style="italic" style:font-size-asian="20pt" style:font-style-asian="italic" style:font-size-complex="20pt" style:font-style-complex="italic"/>
    </style:style>
    <style:style style:name="T1" style:family="text">
      <style:text-properties fo:color="#004586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4" style:family="text">
      <style:text-properties style:text-position="sub 58%" style:font-name="Liberation Sans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5" style:family="text">
      <style:text-properties fo:font-size="100pt" fo:text-shadow="1pt 1pt" fo:font-weight="bold" style:font-size-asian="100pt" style:font-size-complex="100pt"/>
    </style:style>
    <style:style style:name="T6" style:family="text">
      <style:text-properties fo:color="#729fcf" fo:font-size="100pt" fo:text-shadow="1pt 1pt" fo:font-weight="bold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8cm" svg:height="1.8cm" svg:x="11cm" svg:y="2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6cm" svg:height="1.047cm" svg:x="13.8cm" svg:y="1.653cm">
          <draw:text-box>
            <text:p><text:span text:style-name="T1">Relations</text:span></text:p>
          </draw:text-box>
        </draw:frame>
        <draw:custom-shape draw:style-name="gr3" draw:text-style-name="P1" draw:layer="layout" svg:width="2.2cm" svg:height="6.8cm" svg:x="5.9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3.2cm" svg:height="2.684cm" svg:x="7.7cm" svg:y="7cm">
          <draw:text-box>
            <text:p text:style-name="P3"><text:span text:style-name="T2">Update</text:span><text:span text:style-name="T2"><text:line-break/></text:span><text:span text:style-name="T2"> <text:s text:c="2"/></text:span><text:span text:style-name="T3">Δ</text:span><text:span text:style-name="T4">M</text:span></text:p>
          </draw:text-box>
        </draw:frame>
        <draw:frame draw:style-name="gr5" draw:text-style-name="P6" draw:layer="layout" svg:width="4.2cm" svg:height="4.196cm" svg:x="21.4cm" svg:y="11.904cm">
          <draw:text-box>
            <text:p text:style-name="P5"><text:span text:style-name="T5">N'</text:span></text:p>
          </draw:text-box>
        </draw:frame>
        <draw:custom-shape draw:style-name="gr6" draw:text-style-name="P1" draw:layer="layout" svg:width="6.6cm" svg:height="15.8cm" svg:x="4.1cm" svg:y="0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84cm" svg:height="1.048cm" svg:x="8.1cm" svg:y="15.5cm">
          <draw:text-box>
            <text:p><text:span text:style-name="T1">Source</text:span></text:p>
          </draw:text-box>
        </draw:frame>
        <draw:custom-shape draw:style-name="gr6" draw:text-style-name="P1" draw:layer="layout" svg:width="6.8cm" svg:height="15.8cm" svg:x="20cm" svg:y="0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84cm" svg:height="1.048cm" svg:x="24.4cm" svg:y="15.4cm">
          <draw:text-box>
            <text:p><text:span text:style-name="T1">Target</text:span></text:p>
          </draw:text-box>
        </draw:frame>
        <draw:frame draw:style-name="gr8" draw:text-style-name="P6" draw:layer="layout" svg:width="3.2cm" svg:height="4.196cm" svg:x="21.5cm" svg:y="0.904cm">
          <draw:text-box>
            <text:p><text:span text:style-name="T6">N</text:span></text:p>
          </draw:text-box>
        </draw:frame>
        <draw:frame draw:style-name="gr8" draw:text-style-name="P6" draw:layer="layout" svg:width="3.4cm" svg:height="4.196cm" svg:x="5.2cm" svg:y="0.904cm">
          <draw:text-box>
            <text:p><text:span text:style-name="T6">M</text:span></text:p>
          </draw:text-box>
        </draw:frame>
        <draw:frame draw:style-name="gr8" draw:text-style-name="P8" draw:layer="layout" svg:width="4.3cm" svg:height="4.196cm" svg:x="5.2cm" svg:y="11.904cm">
          <draw:text-box>
            <text:p text:style-name="P7"><text:span text:style-name="T5">M'</text:span></text:p>
          </draw:text-box>
        </draw:frame>
        <draw:custom-shape draw:style-name="gr9" draw:text-style-name="P9" draw:layer="layout" svg:width="2.2cm" svg:height="6.8cm" svg:x="22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cm" svg:height="2.684cm" svg:x="23.8cm" svg:y="7.001cm">
          <draw:text-box>
            <text:p text:style-name="P5"><text:span text:style-name="T2">Update</text:span><text:span text:style-name="T2"><text:line-break/></text:span><text:span text:style-name="T2"> <text:s text:c="2"/></text:span><text:span text:style-name="T3">Δ</text:span><text:span text:style-name="T4">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12:51:54.121720539</meta:creation-date>
    <dc:date>2016-03-09T03:15:00.001835629</dc:date>
    <meta:editing-duration>PT16M</meta:editing-duration>
    <meta:editing-cycles>7</meta:editing-cycles>
    <meta:generator>LibreOffice/4.2.8.2$Linux_X86_64 LibreOffice_project/420m0$Build-2</meta:generator>
    <meta:document-statistic meta:object-count="37"/>
  </office:meta>
</office:document-meta>
</file>